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39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2.8cm" fo:min-width="15.756cm"/>
    </style:style>
    <style:style style:name="gr3" style:family="graphic" style:parent-style-name="standard">
      <style:graphic-properties draw:textarea-horizontal-align="justify" draw:textarea-vertical-align="middle" draw:auto-grow-height="false" fo:min-height="1.011cm" fo:min-width="7.619cm"/>
    </style:style>
    <style:style style:name="gr4" style:family="graphic" style:parent-style-name="standard">
      <style:graphic-properties draw:textarea-horizontal-align="justify" draw:textarea-vertical-align="middle" draw:auto-grow-height="false" fo:min-height="1.088cm" fo:min-width="8.264cm"/>
    </style:style>
    <style:style style:name="gr5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311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295cm" fo:min-width="0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49cm" fo:min-width="15.756cm"/>
    </style:style>
    <style:style style:name="gr10" style:family="graphic" style:parent-style-name="standard">
      <style:graphic-properties draw:textarea-horizontal-align="justify" draw:textarea-vertical-align="middle" draw:auto-grow-height="false" fo:min-height="0.944cm" fo:min-width="2.543cm"/>
    </style:style>
    <style:style style:name="gr11" style:family="graphic" style:parent-style-name="standard">
      <style:graphic-properties draw:textarea-horizontal-align="justify" draw:textarea-vertical-align="middle" draw:auto-grow-height="false" fo:min-height="1.70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011cm" fo:min-width="14.223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84cm" svg:height="1.089cm" svg:x="5.153cm" svg:y="2.07cm">
          <draw:text-box>
            <text:p>Evently High Level System Architecture</text:p>
          </draw:text-box>
        </draw:frame>
        <draw:custom-shape draw:style-name="gr2" draw:text-style-name="P2" draw:layer="layout" svg:width="16.256cm" svg:height="13.05cm" svg:x="2.397cm" svg:y="13.60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255cm" svg:height="1.397cm" svg:x="6.853cm" svg:y="15.22cm">
          <text:p text:style-name="P3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255cm" svg:height="1.397cm" svg:x="6.953cm" svg:y="17.92cm">
          <text:p text:style-name="P3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255cm" svg:height="1.397cm" svg:x="7.053cm" svg:y="20.62cm">
          <text:p text:style-name="P3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763cm" svg:height="2.14cm" svg:x="6.753cm" svg:y="23.567cm">
          <text:p text:style-name="P3">Mongo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0.889cm" svg:height="1.27cm" svg:x="8.112cm" svg:y="16.6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0.889cm" svg:height="1.27cm" svg:x="8.112cm" svg:y="19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903cm" svg:height="1.27cm" svg:x="13.011cm" svg:y="19.3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0.889cm" svg:height="1.783cm" svg:x="8.112cm" svg:y="22.0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903cm" svg:height="1.765cm" svg:x="13.011cm" svg:y="21.9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16.256cm" svg:height="2.999cm" svg:x="2.397cm" svg:y="4.8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171cm" svg:height="1.322cm" svg:x="2.909cm" svg:y="5.82cm">
          <text:p text:style-name="P3">Android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171cm" svg:height="1.322cm" svg:x="7.909cm" svg:y="5.821cm">
          <text:p text:style-name="P3">Angula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171cm" svg:height="1.322cm" svg:x="14.909cm" svg:y="5.821cm">
          <text:p text:style-name="P3">Other UI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762cm" svg:height="2.232cm" svg:x="4.98cm" svg:y="7.7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9.922cm" svg:y="7.83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3.675cm" svg:y="7.8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8.576cm" svg:y="7.8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15.577cm" svg:y="7.8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16.723cm" svg:y="7.83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14.859cm" svg:height="1.397cm" svg:x="3.24cm" svg:y="10.02cm">
          <text:p text:style-name="P3">Faca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762cm" svg:height="2.232cm" svg:x="4.98cm" svg:y="11.3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9.922cm" svg:y="11.43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3.675cm" svg:y="11.4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8.576cm" svg:y="11.4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15.577cm" svg:y="11.4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62cm" svg:height="2.159cm" svg:x="16.723cm" svg:y="11.43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" draw:layer="layout" svg:width="3.937cm" svg:height="1.016cm" svg:x="2.397cm" svg:y="13.7cm">
          <draw:text-box>
            <text:p>Middleware</text:p>
          </draw:text-box>
        </draw:frame>
        <draw:frame draw:style-name="gr14" draw:text-style-name="P1" draw:layer="layout" svg:width="3.937cm" svg:height="1.016cm" svg:x="2.371cm" svg:y="4.8cm">
          <draw:text-box>
            <text:p>Channel</text:p>
          </draw:text-box>
        </draw:frame>
        <draw:custom-shape draw:style-name="gr6" draw:text-style-name="P3" draw:layer="layout" svg:width="0.903cm" svg:height="1.27cm" svg:x="13.011cm" svg:y="16.6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ndan Singh</meta:initial-creator>
    <meta:creation-date>2018-09-04T11:35:15.368000000</meta:creation-date>
    <dc:date>2018-09-04T12:12:18.039000000</dc:date>
    <dc:creator>Chandan Singh</dc:creator>
    <meta:editing-duration>PT5M25S</meta:editing-duration>
    <meta:editing-cycles>3</meta:editing-cycles>
    <meta:generator>LibreOffice/5.1.5.2$Windows_x86 LibreOffice_project/7a864d8825610a8c07cfc3bc01dd4fce6a9447e5</meta:generator>
    <meta:document-statistic meta:object-count="31"/>
  </office:meta>
</office:document-meta>
</file>